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01cm" svg:stroke-color="#494936" draw:fill="none" draw:fill-color="#ffffff" fo:padding-top="-0.049cm" fo:padding-bottom="-0.049cm" fo:padding-left="-0.049cm" fo:padding-right="-0.049cm"/>
    </style:style>
    <style:style style:name="gr2" style:family="graphic" style:parent-style-name="standard">
      <style:graphic-properties svg:stroke-width="0.001cm" svg:stroke-color="#dbdbce"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b7b79d"/>
    </style:style>
    <style:style style:name="gr6" style:family="graphic" style:parent-style-name="standard">
      <style:graphic-properties draw:stroke="none" svg:stroke-width="0.001cm" draw:fill-color="#dbdbce"/>
    </style:style>
    <style:style style:name="gr7" style:family="graphic" style:parent-style-name="standard">
      <style:graphic-properties draw:stroke="none" svg:stroke-width="0.001cm" draw:fill-color="#000000"/>
    </style:style>
    <style:style style:name="gr8" style:family="graphic" style:parent-style-name="standard">
      <style:graphic-properties svg:stroke-width="0.001cm" svg:stroke-color="#000000" draw:fill="none" draw:fill-color="#ffffff" fo:padding-top="-0.049cm" fo:padding-bottom="-0.049cm" fo:padding-left="-0.049cm" fo:padding-right="-0.049cm"/>
    </style:style>
    <style:style style:name="gr9" style:family="graphic" style:parent-style-name="standard">
      <style:graphic-properties svg:stroke-width="0.078cm" svg:stroke-color="#4eff2a" draw:fill="none" draw:fill-color="#ffffff" fo:padding-top="-0.011cm" fo:padding-bottom="-0.011cm" fo:padding-left="-0.011cm" fo:padding-right="-0.011cm"/>
    </style:style>
    <style:style style:name="gr10" style:family="graphic" style:parent-style-name="standard">
      <style:graphic-properties draw:stroke="none" svg:stroke-width="0.078cm" draw:fill-color="#222222"/>
    </style:style>
    <style:style style:name="gr11" style:family="graphic" style:parent-style-name="standard">
      <style:graphic-properties draw:stroke="none" svg:stroke-width="0.001cm" draw:fill-color="#a5a585"/>
    </style:style>
    <style:style style:name="gr12" style:family="graphic" style:parent-style-name="standard">
      <style:graphic-properties draw:stroke="none" svg:stroke-width="0.001cm" draw:fill-color="#ffc2aa"/>
    </style:style>
    <style:style style:name="gr13" style:family="graphic" style:parent-style-name="standard">
      <style:graphic-properties draw:stroke="none" svg:stroke-width="0.001cm" draw:fill-color="#222222"/>
    </style:style>
    <style:style style:name="gr14" style:family="graphic" style:parent-style-name="standard">
      <style:graphic-properties draw:stroke="none" svg:stroke-width="0.001cm" draw:fill-color="#008077"/>
    </style:style>
    <style:style style:name="gr15" style:family="graphic" style:parent-style-name="standard">
      <style:graphic-properties draw:stroke="none" svg:stroke-width="0.001cm" draw:fill-color="#aaaaaa"/>
    </style:style>
    <style:style style:name="gr16" style:family="graphic" style:parent-style-name="standard">
      <style:graphic-properties svg:stroke-width="0.001cm" svg:stroke-color="#b7b79d" draw:fill="none" draw:fill-color="#ffffff" fo:padding-top="-0.049cm" fo:padding-bottom="-0.049cm" fo:padding-left="-0.049cm" fo:padding-right="-0.049cm"/>
    </style:style>
    <style:style style:name="gr1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1.281cm" svg:y="-5cm"/>
          <draw:glue-point draw:id="5" svg:x="-0.122cm" svg:y="5cm"/>
          <draw:glue-point draw:id="6" svg:x="-5cm" svg:y="-4.181cm"/>
          <draw:glue-point draw:id="7" svg:x="-5cm" svg:y="-1.725cm"/>
          <draw:glue-point draw:id="8" svg:x="-5cm" svg:y="-2.953cm"/>
          <draw:glue-point draw:id="9" svg:x="-5cm" svg:y="-2.198cm"/>
          <draw:glue-point draw:id="10" svg:x="5cm" svg:y="-1.207cm"/>
          <draw:glue-point draw:id="11" svg:x="-1.977cm" svg:y="-1.752cm"/>
          <draw:polyline draw:style-name="gr1" draw:layer="layout" svg:width="0.158cm" svg:height="0.105cm" svg:x="0.511cm" svg:y="0.629cm" svg:viewBox="0 0 159 106" draw:points="146,106 148,102 150,99 151,96 153,93 154,89 156,86 157,83 158,79 158,76 159,72 159,69 159,65 158,62 158,58 156,55 156,51 154,48 153,44 151,41 150,38 148,35 145,32 143,29 140,26 137,24 134,21 132,18 128,16 125,14 122,12 118,10 114,8 110,7 106,5 102,4 98,2 94,2 90,1 86,0 81,0 77,0 72,0 68,0 64,0 59,0 55,1 51,2 47,2 43,4 39,5 34,6 31,8 27,10 23,12 20,14 17,16 14,18 10,20 7,23 4,26 2,29 0,32">
            <text:p/>
          </draw:polyline>
          <draw:polyline draw:style-name="gr2" draw:layer="layout" svg:width="0.159cm" svg:height="0.096cm" svg:x="0.51cm" svg:y="0.629cm" svg:viewBox="0 0 160 97" draw:points="148,97 150,93 152,91 154,88 155,85 157,81 158,78 158,75 159,72 159,68 160,65 160,62 159,59 159,55 158,52 157,49 156,46 154,43 153,40 151,37 149,34 148,31 145,28 143,25 140,23 137,21 134,18 131,16 127,14 124,12 121,10 117,8 113,7 109,5 105,4 101,3 97,2 93,1 88,0 84,0 80,0 76,0 71,0 67,0 63,0 59,0 54,1 50,2 46,2 42,4 38,5 34,7 30,8 26,10 23,11 19,14 16,16 13,18 10,20 7,23 4,25 2,28 0,31">
            <text:p/>
          </draw:polyline>
          <draw:polygon draw:style-name="gr3" draw:layer="layout" svg:width="0.111cm" svg:height="0.06cm" svg:x="0.643cm" svg:y="0.724cm" svg:viewBox="0 0 112 61" draw:points="112,61 69,0 0,0 43,61">
            <text:p/>
          </draw:polygon>
          <draw:polygon draw:style-name="gr1" draw:layer="layout" svg:width="0.111cm" svg:height="0.06cm" svg:x="0.643cm" svg:y="0.724cm" svg:viewBox="0 0 112 61" draw:points="112,61 69,0 0,0 43,61">
            <text:p/>
          </draw:polygon>
          <draw:polygon draw:style-name="gr4" draw:layer="layout" svg:width="0.043cm" svg:height="0.078cm" svg:x="0.643cm" svg:y="0.724cm" svg:viewBox="0 0 44 79" draw:points="44,79 0,43 0,0 44,61">
            <text:p/>
          </draw:polygon>
          <draw:polygon draw:style-name="gr1" draw:layer="layout" svg:width="0.043cm" svg:height="0.078cm" svg:x="0.643cm" svg:y="0.724cm" svg:viewBox="0 0 44 79" draw:points="44,79 0,43 0,0 44,61">
            <text:p/>
          </draw:polygon>
          <draw:polygon draw:style-name="gr5" draw:layer="layout" svg:width="0.068cm" svg:height="0.018cm" svg:x="0.686cm" svg:y="0.784cm" svg:viewBox="0 0 69 19" draw:points="69,0 0,0 0,19 69,19">
            <text:p/>
          </draw:polygon>
          <draw:polygon draw:style-name="gr1" draw:layer="layout" svg:width="0.068cm" svg:height="0.018cm" svg:x="0.686cm" svg:y="0.784cm" svg:viewBox="0 0 69 19" draw:points="69,0 0,0 0,19 69,19">
            <text:p/>
          </draw:polygon>
          <draw:polygon draw:style-name="gr6" draw:layer="layout" svg:width="0.085cm" svg:height="0.112cm" svg:x="0.034cm" svg:y="0.698cm" svg:viewBox="0 0 86 113" draw:points="86,113 0,34 0,0 86,95">
            <text:p/>
          </draw:polygon>
          <draw:polygon draw:style-name="gr1" draw:layer="layout" svg:width="0.085cm" svg:height="0.112cm" svg:x="0.034cm" svg:y="0.698cm" svg:viewBox="0 0 86 113" draw:points="86,113 0,34 0,0 86,95">
            <text:p/>
          </draw:polygon>
          <draw:polygon draw:style-name="gr3" draw:layer="layout" svg:width="0.549cm" svg:height="0.069cm" svg:x="0cm" svg:y="0.56cm" svg:viewBox="0 0 550 70" draw:points="550,70 490,0 0,0 59,70">
            <text:p/>
          </draw:polygon>
          <draw:polygon draw:style-name="gr1" draw:layer="layout" svg:width="0.549cm" svg:height="0.069cm" svg:x="0cm" svg:y="0.56cm" svg:viewBox="0 0 550 70" draw:points="550,70 490,0 0,0 59,70">
            <text:p/>
          </draw:polygon>
          <draw:polygon draw:style-name="gr5" draw:layer="layout" svg:width="0.489cm" svg:height="0.086cm" svg:x="0.06cm" svg:y="0.629cm" svg:viewBox="0 0 490 87" draw:points="490,0 0,0 0,87 490,87">
            <text:p/>
          </draw:polygon>
          <draw:polygon draw:style-name="gr1" draw:layer="layout" svg:width="0.489cm" svg:height="0.086cm" svg:x="0.06cm" svg:y="0.629cm" svg:viewBox="0 0 490 87" draw:points="490,0 0,0 0,87 490,87">
            <text:p/>
          </draw:polygon>
          <draw:polygon draw:style-name="gr6" draw:layer="layout" svg:width="0.06cm" svg:height="0.155cm" svg:x="0cm" svg:y="0.56cm" svg:viewBox="0 0 61 156" draw:points="61,156 0,95 0,0 61,69">
            <text:p/>
          </draw:polygon>
          <draw:polygon draw:style-name="gr1" draw:layer="layout" svg:width="0.06cm" svg:height="0.155cm" svg:x="0cm" svg:y="0.56cm" svg:viewBox="0 0 61 156" draw:points="61,156 0,95 0,0 61,69">
            <text:p/>
          </draw:polygon>
          <draw:polygon draw:style-name="gr7" draw:layer="layout" svg:width="0.532cm" svg:height="0.051cm" svg:x="0.008cm" svg:y="0.56cm" svg:viewBox="0 0 533 52" draw:points="533,52 481,0 0,0 51,52">
            <text:p/>
          </draw:polygon>
          <draw:polygon draw:style-name="gr8" draw:layer="layout" svg:width="0.532cm" svg:height="0.051cm" svg:x="0.008cm" svg:y="0.56cm" svg:viewBox="0 0 533 52" draw:points="533,52 481,0 0,0 51,52">
            <text:p/>
          </draw:polygon>
          <draw:polygon draw:style-name="gr3" draw:layer="layout" svg:width="0.541cm" svg:height="0.052cm" svg:x="0.008cm" svg:y="0.164cm" svg:viewBox="0 0 542 53" draw:points="542,53 490,0 0,0 51,53">
            <text:p/>
          </draw:polygon>
          <draw:polygon draw:style-name="gr1" draw:layer="layout" svg:width="0.541cm" svg:height="0.052cm" svg:x="0.008cm" svg:y="0.164cm" svg:viewBox="0 0 542 53" draw:points="542,53 490,0 0,0 51,53">
            <text:p/>
          </draw:polygon>
          <draw:polygon draw:style-name="gr5" draw:layer="layout" svg:width="0.498cm" svg:height="0.388cm" svg:x="0.06cm" svg:y="0.216cm" svg:viewBox="0 0 499 389" draw:points="0,0 499,0 499,389 0,389">
            <text:p/>
          </draw:polygon>
          <draw:polygon draw:style-name="gr1" draw:layer="layout" svg:width="0.497cm" svg:height="0.388cm" svg:x="0.06cm" svg:y="0.216cm" svg:viewBox="0 0 498 389" draw:points="0,0 498,0 498,389 0,389">
            <text:p/>
          </draw:polygon>
          <draw:polygon draw:style-name="gr7" draw:layer="layout" svg:width="0.412cm" svg:height="0.301cm" svg:x="0.103cm" svg:y="0.267cm" svg:viewBox="0 0 413 302" draw:points="0,0 413,0 413,302 0,302">
            <text:p/>
          </draw:polygon>
          <draw:polygon draw:style-name="gr1" draw:layer="layout" svg:width="0.412cm" svg:height="0.301cm" svg:x="0.103cm" svg:y="0.267cm" svg:viewBox="0 0 413 302" draw:points="0,0 413,0 413,302 0,302">
            <text:p/>
          </draw:polygon>
          <draw:polygon draw:style-name="gr6" draw:layer="layout" svg:width="0.052cm" svg:height="0.44cm" svg:x="0.008cm" svg:y="0.164cm" svg:viewBox="0 0 53 441" draw:points="53,441 0,389 0,0 53,52">
            <text:p/>
          </draw:polygon>
          <draw:polygon draw:style-name="gr1" draw:layer="layout" svg:width="0.052cm" svg:height="0.44cm" svg:x="0.008cm" svg:y="0.164cm" svg:viewBox="0 0 53 441" draw:points="53,441 0,389 0,0 53,52">
            <text:p/>
          </draw:polygon>
          <draw:polygon draw:style-name="gr3" draw:layer="layout" svg:width="0.618cm" svg:height="0.095cm" svg:x="0.034cm" svg:y="0.698cm" svg:viewBox="0 0 619 96" draw:points="619,96 541,0 0,0 77,96">
            <text:p/>
          </draw:polygon>
          <draw:polygon draw:style-name="gr1" draw:layer="layout" svg:width="0.618cm" svg:height="0.095cm" svg:x="0.034cm" svg:y="0.698cm" svg:viewBox="0 0 619 96" draw:points="619,96 541,0 0,0 77,96">
            <text:p/>
          </draw:polygon>
          <draw:polygon draw:style-name="gr5" draw:layer="layout" svg:width="0.541cm" svg:height="0.017cm" svg:x="0.111cm" svg:y="0.793cm" svg:viewBox="0 0 542 18" draw:points="542,0 0,0 0,18 542,18">
            <text:p/>
          </draw:polygon>
          <draw:polygon draw:style-name="gr1" draw:layer="layout" svg:width="0.541cm" svg:height="0.017cm" svg:x="0.111cm" svg:y="0.793cm" svg:viewBox="0 0 542 18" draw:points="542,0 0,0 0,18 542,18">
            <text:p/>
          </draw:polygon>
          <draw:line draw:style-name="gr9" draw:layer="layout" svg:x1="0.12cm" svg:y1="0.422cm" svg:x2="0.13cm" svg:y2="0.422cm">
            <text:p/>
          </draw:line>
          <draw:polyline draw:style-name="gr9" draw:layer="layout" svg:width="0cm" svg:height="0cm" svg:x="0.154cm" svg:y="0.422cm" svg:viewBox="0 0 0 0" draw:points="0,0">
            <text:p/>
          </draw:polyline>
          <draw:line draw:style-name="gr9" draw:layer="layout" svg:x1="0.18cm" svg:y1="0.422cm" svg:x2="0.19cm" svg:y2="0.422cm">
            <text:p/>
          </draw:line>
          <draw:polyline draw:style-name="gr9" draw:layer="layout" svg:width="0cm" svg:height="0cm" svg:x="0.214cm" svg:y="0.422cm" svg:viewBox="0 0 0 0" draw:points="0,0">
            <text:p/>
          </draw:polyline>
          <draw:line draw:style-name="gr9" draw:layer="layout" svg:x1="0.24cm" svg:y1="0.422cm" svg:x2="0.249cm" svg:y2="0.422cm">
            <text:p/>
          </draw:line>
          <draw:polyline draw:style-name="gr9" draw:layer="layout" svg:width="0cm" svg:height="0cm" svg:x="0.274cm" svg:y="0.422cm" svg:viewBox="0 0 0 0" draw:points="0,0">
            <text:p/>
          </draw:polyline>
          <draw:line draw:style-name="gr9" draw:layer="layout" svg:x1="0.3cm" svg:y1="0.422cm" svg:x2="0.309cm" svg:y2="0.422cm">
            <text:p/>
          </draw:line>
          <draw:polyline draw:style-name="gr9" draw:layer="layout" svg:width="0cm" svg:height="0cm" svg:x="0.335cm" svg:y="0.422cm" svg:viewBox="0 0 0 0" draw:points="0,0">
            <text:p/>
          </draw:polyline>
          <draw:line draw:style-name="gr9" draw:layer="layout" svg:x1="0.36cm" svg:y1="0.422cm" svg:x2="0.37cm" svg:y2="0.422cm">
            <text:p/>
          </draw:line>
          <draw:polyline draw:style-name="gr9" draw:layer="layout" svg:width="0cm" svg:height="0cm" svg:x="0.394cm" svg:y="0.422cm" svg:viewBox="0 0 0 0" draw:points="0,0">
            <text:p/>
          </draw:polyline>
          <draw:line draw:style-name="gr9" draw:layer="layout" svg:x1="0.42cm" svg:y1="0.422cm" svg:x2="0.43cm" svg:y2="0.422cm">
            <text:p/>
          </draw:line>
          <draw:polyline draw:style-name="gr9" draw:layer="layout" svg:width="0cm" svg:height="0cm" svg:x="0.454cm" svg:y="0.422cm" svg:viewBox="0 0 0 0" draw:points="0,0">
            <text:p/>
          </draw:polyline>
          <draw:line draw:style-name="gr9" draw:layer="layout" svg:x1="0.481cm" svg:y1="0.422cm" svg:x2="0.49cm" svg:y2="0.422cm">
            <text:p/>
          </draw:line>
          <draw:polygon draw:style-name="gr10" draw:layer="layout" svg:width="0.215cm" svg:height="0.267cm" svg:x="0.42cm" svg:y="1.328cm" svg:viewBox="0 0 216 268" draw:points="94,0 86,121 69,129 8,172 0,242 60,242 103,242 103,259 172,268 198,268 216,268 216,207 206,190 189,147 198,25">
            <text:p/>
          </draw:polygon>
          <draw:polygon draw:style-name="gr8" draw:layer="layout" svg:width="0.215cm" svg:height="0.267cm" svg:x="0.42cm" svg:y="1.328cm" svg:viewBox="0 0 216 268" draw:points="94,0 86,121 69,129 8,172 0,242 60,242 103,242 103,259 172,268 198,268 216,268 216,207 206,190 189,147 198,25">
            <text:p/>
          </draw:polygon>
          <draw:polygon draw:style-name="gr11" draw:layer="layout" svg:width="0.343cm" svg:height="0.431cm" svg:x="0.463cm" svg:y="1.043cm" svg:viewBox="0 0 344 432" draw:points="344,0 120,8 60,0 25,17 17,51 0,371 25,423 77,432 154,423 180,198">
            <text:p/>
          </draw:polygon>
          <draw:polygon draw:style-name="gr8" draw:layer="layout" svg:width="0.343cm" svg:height="0.431cm" svg:x="0.463cm" svg:y="1.043cm" svg:viewBox="0 0 344 432" draw:points="344,0 120,8 60,0 25,17 17,51 0,371 25,423 77,432 154,423 180,198">
            <text:p/>
          </draw:polygon>
          <draw:polygon draw:style-name="gr12" draw:layer="layout" svg:width="0.232cm" svg:height="0.095cm" svg:x="0.532cm" svg:y="0.664cm" svg:viewBox="0 0 233 96" draw:points="233,34 163,34 103,0 34,17 17,26 0,43 8,87 17,87 26,61 34,43 77,61 43,69 34,69 34,87 112,96 172,87 215,87">
            <text:p/>
          </draw:polygon>
          <draw:polygon draw:style-name="gr8" draw:layer="layout" svg:width="0.232cm" svg:height="0.095cm" svg:x="0.532cm" svg:y="0.664cm" svg:viewBox="0 0 233 96" draw:points="233,34 163,34 103,0 34,17 17,26 0,43 8,87 17,87 26,61 34,43 77,61 43,69 34,69 34,87 112,96 172,87 215,87">
            <text:p/>
          </draw:polygon>
          <draw:polygon draw:style-name="gr11" draw:layer="layout" svg:width="0.3cm" svg:height="0.129cm" svg:x="0.695cm" svg:y="0.681cm" svg:viewBox="0 0 301 130" draw:points="301,0 17,8 0,34 0,86 223,130">
            <text:p/>
          </draw:polygon>
          <draw:polygon draw:style-name="gr8" draw:layer="layout" svg:width="0.3cm" svg:height="0.129cm" svg:x="0.695cm" svg:y="0.681cm" svg:viewBox="0 0 301 130" draw:points="301,0 17,8 0,34 0,86 223,130">
            <text:p/>
          </draw:polygon>
          <draw:polygon draw:style-name="gr13" draw:layer="layout" svg:width="0.326cm" svg:height="0.267cm" svg:x="0.146cm" svg:y="1.483cm" svg:viewBox="0 0 327 268" draw:points="163,0 180,86 154,86 103,121 34,121 8,129 0,155 8,181 77,225 103,233 146,233 214,242 214,268 241,268 275,268 301,259 327,242 327,199 309,155 301,129 284,103 267,17">
            <text:p/>
          </draw:polygon>
          <draw:polygon draw:style-name="gr8" draw:layer="layout" svg:width="0.326cm" svg:height="0.267cm" svg:x="0.146cm" svg:y="1.483cm" svg:viewBox="0 0 327 268" draw:points="163,0 180,86 154,86 103,121 34,121 8,129 0,155 8,181 77,225 103,233 146,233 214,242 214,268 241,268 275,268 301,259 327,242 327,199 309,155 301,129 284,103 267,17">
            <text:p/>
          </draw:polygon>
          <draw:polygon draw:style-name="gr14" draw:layer="layout" svg:width="0.455cm" svg:height="0.215cm" svg:x="0.472cm" svg:y="1.267cm" svg:viewBox="0 0 456 216" draw:points="456,155 9,0 0,17 0,43 9,60 439,216">
            <text:p/>
          </draw:polygon>
          <draw:polygon draw:style-name="gr14" draw:layer="layout" svg:width="0.455cm" svg:height="0.215cm" svg:x="0.472cm" svg:y="1.267cm" svg:viewBox="0 0 456 216" draw:points="456,155 9,0 0,17 0,43 9,60 439,216">
            <text:p/>
          </draw:polygon>
          <draw:polygon draw:style-name="gr8" draw:layer="layout" svg:width="0.455cm" svg:height="0.215cm" svg:x="0.472cm" svg:y="1.267cm" svg:viewBox="0 0 456 216" draw:points="456,155 9,0 0,17 0,43 9,60 439,216">
            <text:p/>
          </draw:polygon>
          <draw:polygon draw:style-name="gr15" draw:layer="layout" svg:width="0.644cm" svg:height="0.569cm" svg:x="0.6cm" svg:y="1.431cm" svg:viewBox="0 0 645 570" draw:points="249,0 249,189 25,103 8,112 0,173 17,173 17,198 25,216 34,216 51,207 60,189 60,173 232,241 77,414 69,483 77,509 77,526 86,552 94,561 103,561 120,570 129,561 137,535 146,526 129,509 120,500 120,483 112,483 103,466 284,259 585,431 585,457 593,466 593,509 602,518 610,526 627,526 645,509 627,466 627,449 610,423 619,371 335,224 430,138 447,155 455,173 472,189 507,163 507,155 499,138 472,129 464,103 421,69 318,163 318,17">
            <text:p/>
          </draw:polygon>
          <draw:polygon draw:style-name="gr8" draw:layer="layout" svg:width="0.644cm" svg:height="0.569cm" svg:x="0.6cm" svg:y="1.431cm" svg:viewBox="0 0 645 570" draw:points="249,0 249,189 25,103 8,112 0,173 17,173 17,198 25,216 34,216 51,207 60,189 60,173 232,241 77,414 69,483 77,509 77,526 86,552 94,561 103,561 120,570 129,561 137,535 146,526 129,509 120,500 120,483 112,483 103,466 284,259 585,431 585,457 593,466 593,509 602,518 610,526 627,526 645,509 627,466 627,449 610,423 619,371 335,224 430,138 447,155 455,173 472,189 507,163 507,155 499,138 472,129 464,103 421,69 318,163 318,17">
            <text:p/>
          </draw:polygon>
          <draw:polygon draw:style-name="gr12" draw:layer="layout" svg:width="0.188cm" svg:height="0.155cm" svg:x="0.266cm" svg:y="0.767cm" svg:viewBox="0 0 189 156" draw:points="189,95 128,60 128,26 85,0 77,0 77,26 42,8 8,0 0,26 8,35 8,112 68,138 85,138 111,156">
            <text:p/>
          </draw:polygon>
          <draw:polygon draw:style-name="gr8" draw:layer="layout" svg:width="0.188cm" svg:height="0.155cm" svg:x="0.266cm" svg:y="0.767cm" svg:viewBox="0 0 189 156" draw:points="189,95 128,60 128,26 85,0 77,0 77,26 42,8 8,0 0,26 8,35 8,112 68,138 85,138 111,156">
            <text:p/>
          </draw:polygon>
          <draw:polygon draw:style-name="gr12" draw:layer="layout" svg:width="0.3cm" svg:height="0.405cm" svg:x="0.721cm" svg:y="0.06cm" svg:viewBox="0 0 301 406" draw:points="25,34 25,112 25,129 0,190 8,207 25,207 25,241 42,241 34,250 42,284 51,311 69,319 94,319 128,345 163,406 301,284 232,0">
            <text:p/>
          </draw:polygon>
          <draw:polygon draw:style-name="gr12" draw:layer="layout" svg:width="0.3cm" svg:height="0.405cm" svg:x="0.721cm" svg:y="0.06cm" svg:viewBox="0 0 301 406" draw:points="25,34 25,112 25,129 0,190 8,207 25,207 25,241 42,241 34,250 42,284 51,311 69,319 94,319 128,345 163,406 301,284 232,0">
            <text:p/>
          </draw:polygon>
          <draw:polygon draw:style-name="gr8" draw:layer="layout" svg:width="0.3cm" svg:height="0.405cm" svg:x="0.721cm" svg:y="0.06cm" svg:viewBox="0 0 301 406" draw:points="25,34 25,112 25,129 0,190 8,207 25,207 25,241 42,241 34,250 42,284 51,311 69,319 94,319 128,345 163,406 301,284 232,0">
            <text:p/>
          </draw:polygon>
          <draw:polygon draw:style-name="gr13" draw:layer="layout" svg:width="0.36cm" svg:height="0.345cm" svg:x="0.721cm" svg:y="0cm" svg:viewBox="0 0 361 346" draw:points="154,233 180,259 206,328 283,346 318,337 361,276 361,173 361,120 318,43 257,0 163,0 68,26 42,43 0,86 0,112 60,129 103,120 111,164 103,233 128,250 137,242">
            <text:p/>
          </draw:polygon>
          <draw:polygon draw:style-name="gr16" draw:layer="layout" svg:width="0.36cm" svg:height="0.345cm" svg:x="0.721cm" svg:y="0cm" svg:viewBox="0 0 361 346" draw:points="154,233 180,259 206,328 283,346 318,337 361,276 361,173 361,120 318,43 257,0 163,0 68,26 42,43 0,86 0,112 60,129 103,120 111,164 103,233 128,250 137,242">
            <text:p/>
          </draw:polygon>
          <draw:polygon draw:style-name="gr11" draw:layer="layout" svg:width="0.583cm" svg:height="0.551cm" svg:x="0.249cm" svg:y="1.078cm" svg:viewBox="0 0 584 552" draw:points="197,180 584,319 532,129 584,25 326,8 240,8 154,8 51,0 17,17 0,77 0,172 8,336 8,526 51,534 94,552 206,534 180,206 206,172">
            <text:p/>
          </draw:polygon>
          <draw:polygon draw:style-name="gr11" draw:layer="layout" svg:width="0.583cm" svg:height="0.551cm" svg:x="0.249cm" svg:y="1.078cm" svg:viewBox="0 0 584 552" draw:points="197,180 584,319 532,129 584,25 326,8 240,8 154,8 51,0 17,17 0,77 0,172 8,336 8,526 51,534 94,552 206,534 180,206 206,172">
            <text:p/>
          </draw:polygon>
          <draw:polyline draw:style-name="gr8" draw:layer="layout" svg:width="0.583cm" svg:height="0.551cm" svg:x="0.249cm" svg:y="1.078cm" svg:viewBox="0 0 584 552" draw:points="197,180 584,319 532,129 584,25 326,8 240,8 154,8 51,0 17,17 0,77 0,172 8,336 8,526 51,534 94,552 206,534 180,206 206,172">
            <text:p/>
          </draw:polyline>
          <draw:polygon draw:style-name="gr17" draw:layer="layout" svg:width="0.197cm" svg:height="0.242cm" svg:x="0.884cm" svg:y="0.336cm" svg:viewBox="0 0 198 243" draw:points="198,43 180,8 146,0 120,8 86,26 51,43 25,95 0,164 8,243 34,199 189,156">
            <text:p/>
          </draw:polygon>
          <draw:polygon draw:style-name="gr8" draw:layer="layout" svg:width="0.197cm" svg:height="0.242cm" svg:x="0.884cm" svg:y="0.336cm" svg:viewBox="0 0 198 243" draw:points="198,43 180,8 146,0 120,8 86,26 51,43 25,95 0,164 8,243 34,199 189,156">
            <text:p/>
          </draw:polygon>
          <draw:polygon draw:style-name="gr5" draw:layer="layout" svg:width="0.601cm" svg:height="1.13cm" svg:x="0.661cm" svg:y="0.353cm" svg:viewBox="0 0 602 1131" draw:points="412,0 369,17 326,26 292,60 275,78 249,112 232,138 206,172 180,397 120,544 60,673 0,803 8,872 25,941 43,1001 60,1035 77,1079 188,1113 257,1131 412,898 489,751 602,595 602,492 593,345 584,198 575,146 550,95 524,52 472,26 447,17">
            <text:p/>
          </draw:polygon>
          <draw:polygon draw:style-name="gr8" draw:layer="layout" svg:width="0.601cm" svg:height="1.13cm" svg:x="0.661cm" svg:y="0.353cm" svg:viewBox="0 0 602 1131" draw:points="412,0 369,17 326,26 292,60 275,78 249,112 232,138 206,172 180,397 120,544 60,673 0,803 8,872 25,941 43,1001 60,1035 77,1079 188,1113 257,1131 412,898 489,751 602,595 602,492 593,345 584,198 575,146 550,95 524,52 472,26 447,17">
            <text:p/>
          </draw:polygon>
          <draw:polygon draw:style-name="gr5" draw:layer="layout" svg:width="0.626cm" svg:height="0.509cm" svg:x="0.352cm" svg:y="0.525cm" svg:viewBox="0 0 627 510" draw:points="524,0 601,69 618,112 618,172 627,224 601,337 532,397 455,440 352,483 240,510 94,458 0,397 34,346 77,319 240,363 266,337 309,337 378,233 412,155 438,104 455,43 472,26">
            <text:p/>
          </draw:polygon>
          <draw:polygon draw:style-name="gr8" draw:layer="layout" svg:width="0.626cm" svg:height="0.509cm" svg:x="0.352cm" svg:y="0.525cm" svg:viewBox="0 0 627 510" draw:points="524,0 601,69 618,112 618,172 627,224 601,337 532,397 455,440 352,483 240,510 94,458 0,397 34,346 77,319 240,363 266,337 309,337 378,233 412,155 438,104 455,43 472,26">
            <text:p/>
          </draw:polygon>
          <draw:polygon draw:style-name="gr14" draw:layer="layout" svg:width="0.506cm" svg:height="0.724cm" svg:x="0.901cm" svg:y="0.759cm" svg:viewBox="0 0 507 725" draw:points="447,0 395,77 275,129 120,492 60,587 0,725 111,725 275,621 507,0">
            <text:p/>
          </draw:polygon>
          <draw:polygon draw:style-name="gr8" draw:layer="layout" svg:width="0.506cm" svg:height="0.724cm" svg:x="0.901cm" svg:y="0.759cm" svg:viewBox="0 0 507 725" draw:points="447,0 395,77 275,129 120,492 60,587 0,725 111,725 275,621 507,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C Man left</dc:title>
    <meta:creation-date>2011-02-07T16:35:51</meta:creation-date>
    <meta:editing-duration>P0D</meta:editing-duration>
    <meta:editing-cycles>1</meta:editing-cycles>
    <meta:document-statistic meta:object-count="77"/>
    <meta:generator>OpenOffice.org/3.3$Linux OpenOffice.org_project/330m20$Build-9567</meta:generator>
  </office:meta>
</office:document-meta>
</file>